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465in"/>
    </style:style>
    <style:style style:name="Table1.B" style:family="table-column">
      <style:table-column-properties style:column-width="5.778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style:style style:name="P9" style:family="paragraph" style:parent-style-name="Preformatted_20_Text">
      <style:paragraph-properties fo:margin-top="0in" fo:margin-bottom="0.1965in" loext:contextual-spacing="false"/>
    </style:style>
    <style:style style:name="P10" style:family="paragraph" style:parent-style-name="List_20_Contents" style:list-style-name="L4"/>
    <style:style style:name="P11" style:family="paragraph" style:parent-style-name="List_20_Contents">
      <style:paragraph-properties fo:margin-top="0in" fo:margin-bottom="0.1965in" loext:contextual-spacing="false"/>
    </style:style>
    <style:style style:name="P12" style:family="paragraph" style:parent-style-name="List_20_Contents" style:list-style-name="L4">
      <style:paragraph-properties fo:margin-top="0in" fo:margin-bottom="0.1965in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<text:span text:style-name="T3">EECS268:Lab2</text:span></text:h>
      <text:h text:style-name="Heading_20_2" text:outline-level="2"><text:bookmark text:name="Due_time"/>Due time</text:h>
      <text:p text:style-name="Text_20_body">This lab is due one week from the start of your lab. </text:p>
      <text:h text:style-name="Heading_20_2" text:outline-level="2"><text:bookmark text:name="Overview"/>Overview</text:h>
      <text:p text:style-name="Text_20_body">In this lab you will create an implementation of a List and then use your implementation to simulate a web browser's basic functionality. </text:p>
      <text:h text:style-name="Heading_20_2" text:outline-level="2"><text:bookmark text:name="List_Interface"/>List Interface</text:h>
      <text:p text:style-name="Preformatted_20_Text">#ifndef LIST_INTERFACE_H</text:p>
      <text:p text:style-name="Preformatted_20_Text">#define LIST_INTERFACE_H</text:p>
      <text:p text:style-name="Preformatted_20_Text">#include &lt;stdexcept&gt;</text:p>
      <text:p text:style-name="Preformatted_20_Text">template &lt;typename T&gt;</text:p>
      <text:p text:style-name="Preformatted_20_Text">class ListInterface</text:p>
      <text:p text:style-name="Preformatted_20_Text">{</text:p>
      <text:p text:style-name="Preformatted_20_Text"><text:s text:c="4"/></text:p>
      <text:p text:style-name="Preformatted_20_Text"><text:s text:c="5"/>public:</text:p>
      <text:p text:style-name="Preformatted_20_Text"><text:s text:c="5"/>virtual ~ListInterface(){}</text:p>
      <text:p text:style-name="Preformatted_20_Text"/>
      <text:p text:style-name="Preformatted_20_Text"/>
      <text:p text:style-name="Preformatted_20_Text"><text:s text:c="5"/>virtual bool isEmpty() const = 0;</text:p>
      <text:p text:style-name="Preformatted_20_Text"><text:s text:c="5"/>virtual int getLength() const = 0;</text:p>
      <text:p text:style-name="Preformatted_20_Text"><text:s text:c="5"/>virtual void insert(int position, T entry) throw (std::runtime_error) = 0;</text:p>
      <text:p text:style-name="Preformatted_20_Text"><text:s text:c="5"/>virtual void remove(int position) throw (std::runtime_error) = 0;</text:p>
      <text:p text:style-name="Preformatted_20_Text"><text:s text:c="5"/>virtual void clear() = 0;</text:p>
      <text:p text:style-name="Preformatted_20_Text"><text:s text:c="5"/>virtual T getEntry(int position) const throw (std::runtime_error) = 0;</text:p>
      <text:p text:style-name="Preformatted_20_Text"/>
      <text:p text:style-name="Preformatted_20_Text"><text:s text:c="5"/>/** Here's an example of a doxygen comment block. Do this for all methods</text:p>
      <text:p text:style-name="Preformatted_20_Text"><text:s text:c="5"/>* @pre The position is between 1 and the list's length</text:p>
      <text:p text:style-name="Preformatted_20_Text"><text:s text:c="5"/>* @post The entry at the given position is replaced with the new entry</text:p>
      <text:p text:style-name="Preformatted_20_Text"><text:s text:c="5"/>* @param position: <text:s/>1&lt;= position &lt;= length</text:p>
      <text:p text:style-name="Preformatted_20_Text"><text:s text:c="5"/>* @param newEntry: A new entry to put in the list</text:p>
      <text:p text:style-name="Preformatted_20_Text"><text:s text:c="5"/>* @throw std::runtime_error if the position is invalid.</text:p>
      <text:p text:style-name="Preformatted_20_Text"><text:s text:c="5"/>**/</text:p>
      <text:p text:style-name="Preformatted_20_Text"><text:s text:c="5"/>virtual void replace(int position, T newEntry) throw (std::runtime_error) = 0;</text:p>
      <text:p text:style-name="Preformatted_20_Text">};</text:p>
      <text:p text:style-name="Preformatted_20_Text"/>
      <text:p text:style-name="P9">#endif</text:p>
      <text:p text:style-name="Text_20_body">Notes on the interface: </text:p>
      <text:list xml:id="list5235232578045505142" text:style-name="L1">
        <text:list-item>
          <text:p text:style-name="P5">All methods (minus the destructor) are pure virtual because your LinkedList class will inherit from this interface and provide definitions </text:p>
        </text:list-item>
        <text:list-item>
          <text:p text:style-name="P5">Again, your LinkedList class will need to inherit from this interface </text:p>
        </text:list-item>
        <text:list-item>
          <text:p text:style-name="P5">There are no member variables in the List Interface since those are always tied to implementation details. </text:p>
        </text:list-item>
        <text:list-item>
          <text:p text:style-name="P1"><text:soft-page-break/>The destructor can be virtual, but cannot be pure virtual so we leave an empty definition </text:p>
        </text:list-item>
      </text:list>
      <text:p text:style-name="Text_20_body"/>
      <text:h text:style-name="Heading_20_3" text:outline-level="3"><text:bookmark text:name="Web_Browser_Simulator"/>Web Browser Simulator</text:h>
      <text:p text:style-name="Text_20_body">You will create a program that mimics the behavior of your web browser. Since this in only a one week lab, browser won't have multiple tabs. You could think of it as a modern day browser without only one tab open. </text:p>
      <text:p text:style-name="Text_20_body">Here is an interface for the WebBrowser. You may not change or add to this interface. You must implement this interface, satisfying all the requirements described. </text:p>
      <text:p text:style-name="Text_20_body"><text:span text:style-name="T1">Reminder</text:span> Constructors and assignment overloading are allowed to be added to your WebBrowser classes, since they do not alter the interface's intended behavior. </text:p>
      <text:p text:style-name="Text_20_body">Your implementation can then be used by an Executive class. </text:p>
      <text:p text:style-name="Preformatted_20_Text">#include "ListInterface.h"</text:p>
      <text:p text:style-name="Preformatted_20_Text">#include &lt;string&gt;</text:p>
      <text:p text:style-name="Preformatted_20_Text"/>
      <text:p text:style-name="Preformatted_20_Text">class WebBrowserInterface</text:p>
      <text:p text:style-name="Preformatted_20_Text">{</text:p>
      <text:p text:style-name="Preformatted_20_Text"><text:s text:c="2"/>public:</text:p>
      <text:p text:style-name="Preformatted_20_Text"><text:s text:c="2"/>/**</text:p>
      <text:p text:style-name="Preformatted_20_Text"><text:s text:c="2"/>* @post All memory allocated by the implementing class should be freed. </text:p>
      <text:p text:style-name="Preformatted_20_Text"><text:s text:c="2"/>* <text:s text:c="6"/>This, as with all virtual destrucors, is an empty definition since we</text:p>
      <text:p text:style-name="Preformatted_20_Text"><text:s text:c="2"/>* <text:s text:c="6"/>have no knowledge of specific implementation details.</text:p>
      <text:p text:style-name="Preformatted_20_Text"><text:s text:c="2"/>*/</text:p>
      <text:p text:style-name="Preformatted_20_Text"><text:s text:c="2"/>virtual ~WebBrowserInterface(){} </text:p>
      <text:p text:style-name="Preformatted_20_Text"/>
      <text:p text:style-name="Preformatted_20_Text"><text:s text:c="2"/>/**</text:p>
      <text:p text:style-name="Preformatted_20_Text"><text:s text:c="2"/>* @pre none</text:p>
      <text:p text:style-name="Preformatted_20_Text"><text:s text:c="2"/>* @post the browser navigate to the given url</text:p>
      <text:p text:style-name="Preformatted_20_Text"><text:s text:c="2"/>* @param url, a string representing a URL</text:p>
      <text:p text:style-name="Preformatted_20_Text"><text:s text:c="2"/>*/</text:p>
      <text:p text:style-name="Preformatted_20_Text"><text:s text:c="2"/>virtual void navigateTo(std::string url) = 0;</text:p>
      <text:p text:style-name="Preformatted_20_Text"/>
      <text:p text:style-name="Preformatted_20_Text"><text:s text:c="2"/>/**</text:p>
      <text:p text:style-name="Preformatted_20_Text"><text:s text:c="2"/>* @pre none</text:p>
      <text:p text:style-name="Preformatted_20_Text"><text:s text:c="2"/>* @post if possible, the browser navigates forward in the history otherwise it keeps focus</text:p>
      <text:p text:style-name="Preformatted_20_Text"><text:s text:c="2"/>* <text:s text:c="8"/>on the current URL</text:p>
      <text:p text:style-name="Preformatted_20_Text"><text:s text:c="2"/>*/</text:p>
      <text:p text:style-name="Preformatted_20_Text"><text:s text:c="2"/>virtual void forward() = 0;</text:p>
      <text:p text:style-name="Preformatted_20_Text"/>
      <text:p text:style-name="Preformatted_20_Text"><text:s text:c="2"/>/**</text:p>
      <text:p text:style-name="Preformatted_20_Text"><text:s text:c="2"/>* @pre none</text:p>
      <text:p text:style-name="Preformatted_20_Text"><text:s text:c="2"/>* @post if possible, the browser navigates backwards in the history otherwise it keeps focus</text:p>
      <text:p text:style-name="Preformatted_20_Text"><text:s text:c="2"/>* <text:s text:c="8"/>on the current URL </text:p>
      <text:p text:style-name="Preformatted_20_Text"><text:s text:c="2"/>*/</text:p>
      <text:p text:style-name="Preformatted_20_Text"><text:s text:c="2"/>virtual void back() = 0;</text:p>
      <text:p text:style-name="Preformatted_20_Text"/>
      <text:p text:style-name="Preformatted_20_Text"><text:s text:c="2"/>/**</text:p>
      <text:p text:style-name="Preformatted_20_Text"><text:s text:c="2"/>* @return the current URL</text:p>
      <text:p text:style-name="Preformatted_20_Text"><text:soft-page-break/><text:s text:c="2"/>*/</text:p>
      <text:p text:style-name="Preformatted_20_Text"><text:s text:c="2"/>virtual std::string currentURL() const = 0;</text:p>
      <text:p text:style-name="Preformatted_20_Text"/>
      <text:p text:style-name="Preformatted_20_Text"><text:s text:c="2"/>/**</text:p>
      <text:p text:style-name="Preformatted_20_Text"><text:s text:c="2"/>* @pre The list being passed in is empty</text:p>
      <text:p text:style-name="Preformatted_20_Text"><text:s text:c="2"/>* @post The current browser history is copied into the given list <text:s/></text:p>
      <text:p text:style-name="Preformatted_20_Text"><text:s text:c="2"/>* @param destination, an empty list of strings that will have a copy of current history copied into</text:p>
      <text:p text:style-name="Preformatted_20_Text"><text:s text:c="2"/>*/</text:p>
      <text:p text:style-name="Preformatted_20_Text"><text:s text:c="2"/>virtual void copyCurrentHistory(ListInterface&lt;string&gt;&amp; destination) = 0;</text:p>
      <text:p text:style-name="P9">};</text:p>
      <text:h text:style-name="Heading_20_3" text:outline-level="3"><text:bookmark text:name="Reading_the_history_from_file"/>Reading the history from file</text:h>
      <text:p text:style-name="Text_20_body">Command to interact with your browser will come from a file. The file name will come in on the command line. 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Browser Command </text:p>
          </table:table-cell>
          <table:table-cell table:style-name="Table1.A1" office:value-type="string">
            <text:p text:style-name="Table_20_Heading">Description </text:p>
          </table:table-cell>
        </table:table-row>
        <table:table-row>
          <table:table-cell table:style-name="Table1.A1" office:value-type="string">
            <text:p text:style-name="Table_20_Contents">NAVIGATE &lt;URL&gt;</text:p>
          </table:table-cell>
          <table:table-cell table:style-name="Table1.A1" office:value-type="string">
            <text:p text:style-name="Table_20_Contents">Navigates the browser to the given URL. NOTE navigating to a URL retains all URLs accessible from going BACK, but any URLs that would have accessible from going FORWARD are now lost </text:p>
          </table:table-cell>
        </table:table-row>
        <table:table-row>
          <table:table-cell table:style-name="Table1.A1" office:value-type="string">
            <text:p text:style-name="Table_20_Contents">BACK </text:p>
          </table:table-cell>
          <table:table-cell table:style-name="Table1.A1" office:value-type="string">
            <text:p text:style-name="Table_20_Contents">A command indicating the web browser is redirected to the previous URL in the history. If there is no URL further back, then the browser stays on the current URL. </text:p>
          </table:table-cell>
        </table:table-row>
        <table:table-row>
          <table:table-cell table:style-name="Table1.A1" office:value-type="string">
            <text:p text:style-name="Table_20_Contents">FORWARD </text:p>
          </table:table-cell>
          <table:table-cell table:style-name="Table1.A1" office:value-type="string">
            <text:p text:style-name="Table_20_Contents">A command indicating the web browser is redirected to the next URL in the history. If there is no URL that is next, then the browser stays on the current URL. </text:p>
          </table:table-cell>
        </table:table-row>
        <table:table-row>
          <table:table-cell table:style-name="Table1.A1" office:value-type="string">
            <text:p text:style-name="Table_20_Contents">HISTORY </text:p>
          </table:table-cell>
          <table:table-cell table:style-name="Table1.A1" office:value-type="string">
            <text:p text:style-name="Table_20_Contents">Prints the current URL history to the screen using the following format: </text:p>
          </table:table-cell>
        </table:table-row>
      </table:table>
      <text:p text:style-name="Preformatted_20_Text">Oldest</text:p>
      <text:p text:style-name="Preformatted_20_Text">===========</text:p>
      <text:p text:style-name="Preformatted_20_Text">&lt;URL&gt;</text:p>
      <text:p text:style-name="Preformatted_20_Text">&lt;URL&gt; <text:s/>&lt;==current (assuming this is the current URL)</text:p>
      <text:p text:style-name="Preformatted_20_Text">&lt;URL&gt; </text:p>
      <text:p text:style-name="Preformatted_20_Text">===========</text:p>
      <text:p text:style-name="P9">Newest</text:p>
      <text:h text:style-name="Heading_20_3" text:outline-level="3"><text:bookmark text:name="Sample_input_file"/>Sample input file</text:h>
      <text:p text:style-name="Preformatted_20_Text">NAVIGATE http://google.com</text:p>
      <text:p text:style-name="Preformatted_20_Text">NAVIGATE http://reddit.com</text:p>
      <text:p text:style-name="Preformatted_20_Text">NAVIGATE http://facebook.com</text:p>
      <text:p text:style-name="Preformatted_20_Text">NAVIGATE http://myspace.com</text:p>
      <text:p text:style-name="Preformatted_20_Text">BACK</text:p>
      <text:p text:style-name="Preformatted_20_Text">BACK</text:p>
      <text:p text:style-name="Preformatted_20_Text">HISTORY</text:p>
      <text:p text:style-name="Preformatted_20_Text">NAVIGATE http://bing.com</text:p>
      <text:p text:style-name="P9">HISTORY</text:p>
      <text:p text:style-name="Text_20_body">Output to screen: </text:p>
      <text:p text:style-name="Preformatted_20_Text">Oldest</text:p>
      <text:p text:style-name="Preformatted_20_Text">===========</text:p>
      <text:p text:style-name="Preformatted_20_Text"><text:soft-page-break/>http://google.com</text:p>
      <text:p text:style-name="Preformatted_20_Text">http://reddit.com &lt;==current</text:p>
      <text:p text:style-name="Preformatted_20_Text">http://facebook.com</text:p>
      <text:p text:style-name="Preformatted_20_Text">http://myspace.com <text:s/></text:p>
      <text:p text:style-name="Preformatted_20_Text">===========</text:p>
      <text:p text:style-name="Preformatted_20_Text">Newest</text:p>
      <text:p text:style-name="Preformatted_20_Text"/>
      <text:p text:style-name="Preformatted_20_Text">Oldest</text:p>
      <text:p text:style-name="Preformatted_20_Text">===========</text:p>
      <text:p text:style-name="Preformatted_20_Text">http://google.com</text:p>
      <text:p text:style-name="Preformatted_20_Text">http://reddit.com </text:p>
      <text:p text:style-name="Preformatted_20_Text">http://bing.com &lt;==current</text:p>
      <text:p text:style-name="Preformatted_20_Text">===========</text:p>
      <text:p text:style-name="P9">Newest</text:p>
      <text:h text:style-name="Heading_20_2" text:outline-level="2"><text:bookmark text:name="Libraries_You_May_Include"/>Libraries You May Include</text:h>
      <text:list xml:id="list8504858089672546910" text:style-name="L2">
        <text:list-item>
          <text:p text:style-name="P6">iostream </text:p>
        </text:list-item>
        <text:list-item>
          <text:p text:style-name="P6">fstream </text:p>
        </text:list-item>
        <text:list-item>
          <text:p text:style-name="P6">string </text:p>
        </text:list-item>
        <text:list-item>
          <text:p text:style-name="P2">stdexcept </text:p>
        </text:list-item>
      </text:list>
      <text:p text:style-name="Text_20_body">Vectors or any other dynamic data structure that you don't build yourself is forbidden! </text:p>
      <text:h text:style-name="Heading_20_2" text:outline-level="2"><text:bookmark text:name="Rubric"/>Rubric</text:h>
      <text:list xml:id="list8601991830708961625" text:style-name="L3">
        <text:list-item>
          <text:p text:style-name="P7">40pts Modularity </text:p>
          <text:list>
            <text:list-item>
              <text:p text:style-name="P7">Sensible class design </text:p>
            </text:list-item>
            <text:list-item>
              <text:p text:style-name="P7">Completely object oriented (e.g. your main should invoke some kind of executive class) </text:p>
            </text:list-item>
          </text:list>
        </text:list-item>
        <text:list-item>
          <text:p text:style-name="P7">30pts Runtime functionality </text:p>
          <text:list>
            <text:list-item>
              <text:p text:style-name="P7">Compatible with the provide format </text:p>
            </text:list-item>
            <text:list-item>
              <text:p text:style-name="P7">You may assume the file will be formatted correctly with a series of commands that can be executed in the order given. The exception of course for the forward/back commands. </text:p>
            </text:list-item>
            <text:list-item>
              <text:p text:style-name="P7">Well formatted output </text:p>
            </text:list-item>
          </text:list>
        </text:list-item>
        <text:list-item>
          <text:p text:style-name="P7">10pts Stability </text:p>
          <text:list>
            <text:list-item>
              <text:p text:style-name="P7">There should be zero segfaults </text:p>
            </text:list-item>
            <text:list-item>
              <text:p text:style-name="P7">NOTE: You can assume a properly formatted file </text:p>
            </text:list-item>
          </text:list>
        </text:list-item>
        <text:list-item>
          <text:p text:style-name="P7">10pts Memory leaks: There should be no memory leaks. Use valgrind ./YourProgramName on the cycle servers to verify </text:p>
          <text:list>
            <text:list-item>
              <text:p text:style-name="P7">Any memory leaks will result in a loss of all 10 points! </text:p>
            </text:list-item>
            <text:list-item>
              <text:p text:style-name="P7">Your destructors will play a key role in preventing memory leaks </text:p>
            </text:list-item>
          </text:list>
        </text:list-item>
        <text:list-item>
          <text:p text:style-name="P7">10pts Comments and documentation: </text:p>
          <text:list>
            <text:list-item>
              <text:p text:style-name="P7">@author, @file, @date, @brief (the author, file name, current date, and a brief description of a file) at the <text:span text:style-name="T1">top of every file!</text:span> </text:p>
            </text:list-item>
            <text:list-item>
              <text:p text:style-name="P7"><text:soft-page-break/>@pre, @post, @return, (Pre conditions, Post conditions, Return descriptions) in header files. Not required for cpp files </text:p>
            </text:list-item>
            <text:list-item>
              <text:p text:style-name="P3">NOTE you don't need to comment the Makefile </text:p>
            </text:list-item>
          </text:list>
        </text:list-item>
      </text:list>
      <text:p text:style-name="Text_20_body">Remember, if we type "make" into the console and your program fails to compile, we do not grade it. </text:p>
      <text:h text:style-name="Heading_20_2" text:outline-level="2"><text:bookmark text:name="Submission_instructions"/>Submission instructions</text:h>
      <text:p text:style-name="Text_20_body">Send a tarball with all the necessary files (*.h, *.cpp, and makefile) in a tar file to your GTA email. Do not include any object (*.o) or executable file. </text:p>
      <text:h text:style-name="Heading_20_4" text:outline-level="4"><text:bookmark text:name="Creating_a_File_Archive_Using_Tar"/>Creating a File Archive Using Tar</text:h>
      <text:p text:style-name="Text_20_body">The standard Unix utility for created archived files is <text:span text:style-name="Teletype"><text:span text:style-name="T1">tar</text:span></text:span>. Tar files, often called <text:span text:style-name="T1">tarballs</text:span>, are like zip files. </text:p>
      <text:list xml:id="list2654643809652429977" text:style-name="L4">
        <text:list-item>
          <text:p text:style-name="P4">Create a folder to hold the files you will be sending in. The folder should be named like <text:span text:style-name="T2">LastName-KUID-Assignment-Number</text:span>: </text:p>
          <text:p text:style-name="P10"><text:span text:style-name="Teletype">mkdir Smith-123456-Lab-0#</text:span> </text:p>
        </text:list-item>
        <text:list-item>
          <text:p text:style-name="P8">Now, copy the files you want to submit into the folder: </text:p>
        </text:list-item>
        <text:list-item>
          <text:p text:style-name="P4">Tar everything in that directory into a single file: </text:p>
          <text:p text:style-name="P10"><text:span text:style-name="Teletype">tar -cvzf Smith-123456-Lab-0#.tar.gz Smith-123456-Lab-0#</text:span> </text:p>
          <text:p text:style-name="P10">That single command line is doing a number of things: </text:p>
          <text:list>
            <text:list-item>
              <text:p text:style-name="P10"><text:span text:style-name="Teletype">tar</text:span> is the program you're using. </text:p>
            </text:list-item>
            <text:list-item>
              <text:p text:style-name="P10"><text:span text:style-name="Teletype">-cvzf</text:span> are the options you're giving to <text:span text:style-name="Teletype">tar</text:span> to tell it what to do. </text:p>
              <text:list>
                <text:list-item>
                  <text:p text:style-name="P10"><text:span text:style-name="Teletype">c</text:span>: <text:span text:style-name="T1">create</text:span> a new tar file </text:p>
                </text:list-item>
                <text:list-item>
                  <text:p text:style-name="P10"><text:span text:style-name="Teletype">v</text:span>: operate in <text:span text:style-name="T1">verbose</text:span> mode (show the name of all the files) </text:p>
                </text:list-item>
                <text:list-item>
                  <text:p text:style-name="P10"><text:span text:style-name="Teletype">z</text:span>: <text:span text:style-name="T1">zip</text:span> up the files to make them smaller </text:p>
                </text:list-item>
                <text:list-item>
                  <text:p text:style-name="P10"><text:span text:style-name="Teletype">f</text:span>: create a <text:span text:style-name="T1">file</text:span> </text:p>
                </text:list-item>
              </text:list>
            </text:list-item>
            <text:list-item>
              <text:p text:style-name="P10"><text:span text:style-name="Teletype">Smith-123456-Lab-0#.tar.gz</text:span>: the name of the file to create. It is customary to add the <text:span text:style-name="Teletype">.tar.gz</text:span> extension to tarballs created with the <text:span text:style-name="Teletype">z</text:span> option. </text:p>
            </text:list-item>
            <text:list-item>
              <text:p text:style-name="P12"><text:span text:style-name="Teletype">Smith-123456-Lab-0#</text:span>: the directory to add to the tarball </text:p>
            </text:list-item>
          </text:list>
        </text:list-item>
      </text:list>
      <text:p text:style-name="Text_20_body">Please note that it is <text:span text:style-name="T1">your</text:span> responsibility to make sure that your tarball has the correct files. You can view the contents of a tarball by using: </text:p>
      <text:p text:style-name="P11"><text:span text:style-name="Teletype">tar -tvzf </text:span><text:span text:style-name="Teletype"><text:span text:style-name="T2">filename.tar.gz</text:span></text:span> </text:p>
      <text:h text:style-name="Heading_20_4" text:outline-level="4"><text:bookmark text:name="Emailing_Your_Submission"/>Emailing Your Submission</text:h>
      <text:p text:style-name="Text_20_body">Once you have created the tarball with your submission files, email it to your TA. The email subject line <text:span text:style-name="Strong_20_Emphasis">must</text:span> look like "[EECS 268] <text:span text:style-name="T2">SubmissionName</text:span>": </text:p>
      <text:p text:style-name="P11">[EECS 268] Lab 0# </text:p>
      <text:p text:style-name="Text_20_body"><text:soft-page-break/>Note that the subject should be <text:span text:style-name="T2">exactly</text:span> like the line above. Do not leave out any of the spaces, or the bracket characters ("[" and "]"). In the body of your email, include your name and student ID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14:12.230918472</meta:creation-date>
    <dc:date>2018-10-05T11:15:28.881370063</dc:date>
    <meta:editing-duration>PT1M16S</meta:editing-duration>
    <meta:editing-cycles>1</meta:editing-cycles>
    <meta:document-statistic meta:table-count="1" meta:image-count="0" meta:object-count="0" meta:page-count="6" meta:paragraph-count="175" meta:word-count="1271" meta:character-count="7776" meta:non-whitespace-character-count="6456"/>
    <meta:generator>LibreOffice/5.1.6.2$Linux_X86_64 LibreOffice_project/10m0$Build-2</meta:generator>
  </office:meta>
</office:document-meta>
</file>